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 Uralic" svg:font-family="'Mono Uralic'" style:font-pitch="fixed"/>
    <style:font-face style:name="Monofonto" svg:font-family="Monofonto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onofonto"/>
    </style:style>
    <style:style style:name="P2" style:family="paragraph" style:parent-style-name="Standard">
      <style:text-properties style:font-name="Monofonto" fo:background-color="#ffff00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quema para 5 carros com 5 pessoas:</text:p>
      <text:p text:style-name="Standard"></text:p>
      <text:p text:style-name="Standard"></text:p>
      <text:p text:style-name="P1">/ <text:s text:c="22"/>Montanha Russa <text:s text:c="31"/>\ <text:s text:c="85"/></text:p>
      <text:p text:style-name="P1">| <text:s text:c="11"/>|entrada| <text:s text:c="47"/>|</text:p>
      <text:p text:style-name="P1">| <text:s text:c="11"/>| <text:s text:c="2"/>#__________________________________________________ <text:s/>|</text:p>
      <text:p text:style-name="P1">| <text:s text:c="11"/>| <text:s text:c="2"/>|\/\/\/\/\/\/\/\/\/\/\/\/\/\/\/\/\/\/\/\/\/\/\/\/\/ <text:s/>|</text:p>
      <text:p text:style-name="P1">| <text:s/>|ooooo| <text:s/>|_____| |_____| |_____| |_____| |_____| |_____| |_____| <text:s text:c="2"/>|</text:p>
      <text:p text:style-name="P1">|---o---o---=o===o===o===o===o===o===o===o===o===o===o===o===o===o=---|</text:p>
      <text:p text:style-name="P1">| <text:s text:c="53"/>|saida| <text:s text:c="2"/>| <text:s text:c="3"/>|</text:p>
      <text:p text:style-name="P1">| <text:s text:c="53"/>|_________| <text:s text:c="3"/>|</text:p>
      <text:p text:style-name="P1">\ <text:s text:c="68"/>/</text:p>
      <text:p text:style-name="P1"></text:p>
      <text:p text:style-name="P2">TODO: mostrar na figura o que eh o q</text:p>
      <text:p text:style-name="P1"/>
      <text:p text:style-name="Standard">REQUISITOS DA MONTANHA RUSSA</text:p>
      <text:p text:style-name="Standard">-Apenas um carro carrega por vez;</text:p>
      <text:p text:style-name="Standard">-Vários carros podem passear ao mesmo tempo;</text:p>
      <text:p text:style-name="Standard">-O carro só sai quando estiver cheio;</text:p>
      <text:p text:style-name="Standard">-Os carros chegam na mesma ordem na qual sairam;</text:p>
      <text:p text:style-name="Standard">-Só um carro pode descarregar por vez</text:p>
      <text:p text:style-name="Standard">-Os passageiros só embarcam quando o carro estiver carregando;</text:p>
      <text:p text:style-name="Standard">-Os passageiros só desembarcam quando o carro estiver descarregando.</text:p>
      <text:p text:style-name="Standard"/>
      <text:p text:style-name="Standard">Observações:</text:p>
      <text:p text:style-name="Standard">Quando um ou mais carros estão estão passeando, ele não é mostrado</text:p>
      <text:p text:style-name="Standard"/>
      <text:p text:style-name="Standard"/>
      <text:p text:style-name="Standard">-a animacao tem tempos aleatorios e pode confundir. Pra ver tudo, é recomendavel salvar a saida num arquivo e ir percorrendo linha por linha</text:p>
      <text:p text:style-name="Standard">-se o carro nao encher, da "deadlock"</text:p>
      <text:p text:style-name="Standard"/>
      <text:p text:style-name="Standard"/>
      <text:p text:style-name="P3">Implementação:</text:p>
      <text:p text:style-name="Standard">Usamos semaforos.</text:p>
      <text:p text:style-name="Standard">Cada carro possui seu próprio semaforo, na área de embarque e outro na de desembarque. Esses semaforos foram alocados em vetores;</text:p>
      <text:p text:style-name="Standard">Há um semaforo na entrada e na saída da montanha russa, controlando o acesso dos passageiros ao brinquedo.</text:p>
      <text:p text:style-name="Standard">Há um semaforo para saber quando um carro está cheio ou vazio, permitindo assim sua movimentação.</text:p>
      <text:p text:style-name="Standard"/>
      <text:p text:style-name="Standard">Para garantir o embarque e desembarque de apenas um passageiro por vez, utilizamos mutex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 Uralic" svg:font-family="'Mono Uralic'" style:font-pitch="fixed"/>
    <style:font-face style:name="Monofonto" svg:font-family="Monofonto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6T13:55:09</meta:creation-date>
    <meta:document-statistic meta:table-count="0" meta:image-count="0" meta:object-count="0" meta:page-count="1" meta:paragraph-count="32" meta:word-count="229" meta:character-count="1876"/>
    <dc:date>2009-05-26T14:17:28</dc:date>
    <meta:editing-duration>PT00H06M35S</meta:editing-duration>
    <meta:editing-cycles>1</meta:editing-cycles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